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A0000000DFFAE128A2B1C8CEE.png" manifest:media-type="image/png"/>
  <manifest:file-entry manifest:full-path="Pictures/100D48C4000007A400000164D715D85214D1DCB7.emf" manifest:media-type="image/x-emf"/>
  <manifest:file-entry manifest:full-path="Pictures/10000201000000AF000000319AAAEC9316C494CC.png" manifest:media-type="image/png"/>
  <manifest:file-entry manifest:full-path="Pictures/1000B6AC0000120F00000510CE633B1774D18EF9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NanumSquare ExtraBold1" svg:font-family="'NanumSquare ExtraBold'"/>
    <style:font-face style:name="Calibri2" svg:font-family="Calibri" style:font-family-generic="modern"/>
    <style:font-face style:name="나눔스퀘어 ExtraBold" svg:font-family="'나눔스퀘어 ExtraBold'" style:font-family-generic="modern"/>
    <style:font-face style:name="Calibri3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anumSquare ExtraBold" svg:font-family="'NanumSquare ExtraBold'" style:font-pitch="variable"/>
    <style:font-face style:name="Noto Sans CJK SC1" svg:font-family="'Noto Sans CJK SC'" style:font-pitch="variable"/>
    <style:font-face style:name="Liberation Sans2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나눔스퀘어" svg:font-family="나눔스퀘어" style:font-family-generic="modern" style:font-pitch="variable"/>
    <style:font-face style:name="나눔스퀘어 ExtraBold1" svg:font-family="'나눔스퀘어 ExtraBold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표지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표지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표지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cm" fo:line-height="8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나눔스퀘어 ExtraBold1" fo:font-size="60pt" fo:letter-spacing="normal" fo:language="en" fo:country="US" fo:font-style="normal" style:text-underline-style="none" fo:font-weight="bold" style:font-name-asian="나눔스퀘어 ExtraBold1" style:font-size-asian="60pt" style:language-asian="ko" style:country-asian="KR" style:font-style-asian="normal" style:font-weight-asian="bold" style:font-name-complex="NanumSquare ExtraBold1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나눔스퀘어 ExtraBold1" fo:font-size="50pt" fo:letter-spacing="normal" fo:language="en" fo:country="US" fo:font-style="normal" style:text-underline-style="none" fo:font-weight="bold" style:font-name-asian="나눔스퀘어 ExtraBold1" style:font-size-asian="50pt" style:language-asian="ko" style:country-asian="KR" style:font-style-asian="normal" style:font-weight-asian="bold" style:font-name-complex="NanumSquare ExtraBold1" style:font-size-complex="50pt" style:font-style-complex="normal" style:font-weight-complex="bold"/>
    </style:style>
    <style:style style:name="T3" style:family="text">
      <style:text-properties fo:font-variant="normal" fo:text-transform="none" fo:color="#3884b4" style:text-line-through-style="none" style:text-line-through-type="none" style:text-position="0% 100%" style:font-name="NanumSquare ExtraBold1" fo:font-size="50pt" fo:letter-spacing="normal" fo:language="en" fo:country="US" fo:font-style="normal" style:text-underline-style="none" fo:font-weight="normal" style:font-name-asian="NanumSquare ExtraBold1" style:font-size-asian="50pt" style:language-asian="ko" style:country-asian="KR" style:font-style-asian="normal" style:font-weight-asian="normal" style:font-name-complex="NanumSquare ExtraBold1" style:font-size-complex="50pt" style:font-style-complex="normal" style:font-weight-complex="normal"/>
    </style:style>
    <style:style style:name="T4" style:family="text">
      <style:text-properties fo:font-variant="normal" fo:text-transform="none" fo:color="#3884b4" style:text-line-through-style="none" style:text-line-through-type="none" style:text-position="0% 100%" style:font-name="NanumSquare ExtraBold1" fo:font-size="32pt" fo:letter-spacing="normal" fo:language="en" fo:country="US" fo:font-style="normal" style:text-underline-style="none" fo:font-weight="normal" style:font-name-asian="NanumSquare ExtraBold1" style:font-size-asian="32pt" style:language-asian="ko" style:country-asian="KR" style:font-style-asian="normal" style:font-weight-asian="normal" style:font-name-complex="NanumSquare ExtraBold1" style:font-size-complex="5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anumSquare ExtraBold1" fo:font-size="16pt" fo:letter-spacing="normal" fo:font-style="normal" style:text-underline-style="none" fo:font-weight="bold" style:font-name-asian="NanumSquare ExtraBold1" style:font-size-asian="16pt" style:language-asian="ko" style:country-asian="KR" style:font-style-asian="normal" style:font-weight-asian="bold" style:font-name-complex="NanumSquare ExtraBold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표지" presentation:presentation-page-layout-name="AL1T0">
        <office:forms form:automatic-focus="false" form:apply-design-mode="false"/>
        <draw:frame draw:name="제목 7" presentation:style-name="pr1" draw:text-style-name="P2" draw:layer="layout" svg:width="29.606cm" svg:height="6.631cm" svg:x="2.03cm" svg:y="4.812cm" presentation:class="title" presentation:user-transformed="true">
          <draw:text-box>
            <text:p text:style-name="P1"><text:span text:style-name="T1">컴퓨터 프로그래밍과 진로</text:span><text:span text:style-name="T2"><text:line-break/></text:span><text:span text:style-name="T3"><text:line-break/></text:span><text:span text:style-name="T4">연세대학교 </text:span><text:span text:style-name="T4">RC101 </text:span><text:span text:style-name="T4">초청 세미나</text:span></text:p>
          </draw:text-box>
        </draw:frame>
        <draw:frame draw:name="부제 10" presentation:style-name="pr2" draw:text-style-name="P4" draw:layer="layout" svg:width="15.301cm" svg:height="3.398cm" svg:x="2.13cm" svg:y="12.225cm" presentation:class="subtitle" presentation:user-transformed="true">
          <draw:text-box>
            <text:p text:style-name="P3"><text:span text:style-name="T5">발</text:span><text:span text:style-name="T5">표</text:span><text:span text:style-name="T5">자</text:span><text:span text:style-name="T5"> </text:span><text:span text:style-name="T5">:</text:span><text:span text:style-name="T5"> </text:span><text:span text:style-name="T5">정</text:span><text:span text:style-name="T5">상</text:span><text:span text:style-name="T5">혁</text:span></text:p>
          </draw:text-box>
        </draw:frame>
        <draw:frame draw:name="그림 6" draw:style-name="gr1" draw:text-style-name="P5" draw:layer="layout" svg:width="5.843cm" svg:height="1.681cm" svg:x="25.893cm" svg:y="15.37cm">
          <draw:image xlink:href="Pictures/1000B6AC0000120F00000510CE633B1774D18EF9.emf" xlink:type="simple" xlink:show="embed" xlink:actuate="onLoad" loext:mime-type="image/x-emf">
            <text:p/>
          </draw:image>
          <draw:image xlink:href="Pictures/10000201000000AF000000319AAAEC9316C494CC.png" xlink:type="simple" xlink:show="embed" xlink:actuate="onLoad" loext:mime-type="image/png"/>
        </draw:frame>
        <draw:frame draw:name="그림 9" draw:style-name="gr1" draw:text-style-name="P5" draw:layer="layout" svg:width="2.613cm" svg:height="0.503cm" svg:x="2.13cm" svg:y="16.543cm">
          <draw:image xlink:href="Pictures/100D48C4000007A400000164D715D85214D1DCB7.emf" xlink:type="simple" xlink:show="embed" xlink:actuate="onLoad" loext:mime-type="image/x-emf">
            <text:p/>
          </draw:image>
          <draw:image xlink:href="Pictures/100002010000004A0000000DFFAE128A2B1C8CEE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NanumSquare ExtraBold1" svg:font-family="'NanumSquare ExtraBold'"/>
    <style:font-face style:name="Calibri2" svg:font-family="Calibri" style:font-family-generic="modern"/>
    <style:font-face style:name="나눔스퀘어 ExtraBold" svg:font-family="'나눔스퀘어 ExtraBold'" style:font-family-generic="modern"/>
    <style:font-face style:name="Calibri3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anumSquare ExtraBold" svg:font-family="'NanumSquare ExtraBold'" style:font-pitch="variable"/>
    <style:font-face style:name="Noto Sans CJK SC1" svg:font-family="'Noto Sans CJK SC'" style:font-pitch="variable"/>
    <style:font-face style:name="Liberation Sans2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나눔스퀘어" svg:font-family="나눔스퀘어" style:font-family-generic="modern" style:font-pitch="variable"/>
    <style:font-face style:name="나눔스퀘어 ExtraBold1" svg:font-family="'나눔스퀘어 ExtraBold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884b4" draw:end-color="#e8ecef" draw:start-intensity="100%" draw:end-intensity="100%" draw:angle="2700" draw:border="42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50%" draw:end="50%" draw:angle="2700" draw:border="42%"/>
    <draw:opacity draw:name="msTransGradient_20_10" draw:display-name="msTransGradient 10" draw:style="linear" draw:start="50%" draw:end="50%" draw:angle="2700" draw:border="42%"/>
    <draw:opacity draw:name="msTransGradient_20_11" draw:display-name="msTransGradient 11" draw:style="linear" draw:start="50%" draw:end="50%" draw:angle="2700" draw:border="42%"/>
    <draw:opacity draw:name="msTransGradient_20_13" draw:display-name="msTransGradient 13" draw:style="linear" draw:start="50%" draw:end="50%" draw:angle="2700" draw:border="42%"/>
    <draw:opacity draw:name="msTransGradient_20_14" draw:display-name="msTransGradient 14" draw:style="linear" draw:start="50%" draw:end="50%" draw:angle="2700" draw:border="42%"/>
    <draw:opacity draw:name="msTransGradient_20_2" draw:display-name="msTransGradient 2" draw:style="linear" draw:start="50%" draw:end="50%" draw:angle="2700" draw:border="42%"/>
    <draw:opacity draw:name="msTransGradient_20_3" draw:display-name="msTransGradient 3" draw:style="linear" draw:start="50%" draw:end="50%" draw:angle="2700" draw:border="42%"/>
    <draw:opacity draw:name="msTransGradient_20_4" draw:display-name="msTransGradient 4" draw:style="linear" draw:start="50%" draw:end="50%" draw:angle="2700" draw:border="42%"/>
    <draw:opacity draw:name="msTransGradient_20_5" draw:display-name="msTransGradient 5" draw:style="linear" draw:start="50%" draw:end="50%" draw:angle="2700" draw:border="42%"/>
    <draw:opacity draw:name="msTransGradient_20_6" draw:display-name="msTransGradient 6" draw:style="linear" draw:start="50%" draw:end="50%" draw:angle="2700" draw:border="42%"/>
    <draw:opacity draw:name="msTransGradient_20_7" draw:display-name="msTransGradient 7" draw:style="linear" draw:start="50%" draw:end="50%" draw:angle="2700" draw:border="42%"/>
    <draw:opacity draw:name="msTransGradient_20_8" draw:display-name="msTransGradient 8" draw:style="linear" draw:start="50%" draw:end="50%" draw:angle="2700" draw:border="42%"/>
    <draw:opacity draw:name="msTransGradient_20_9" draw:display-name="msTransGradient 9" draw:style="linear" draw:start="50%" draw:end="50%" draw:angle="2700" draw:border="42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300%" draw:distance="100%"/>
    <draw:stroke-dash draw:name="Dashed_20__28_var_29__20_5" draw:display-name="Dashed (var) 5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표지-background" style:family="presentation">
      <style:graphic-properties draw:stroke="none" draw:fill="solid" draw:fill-color="#06223d"/>
      <style:text-properties style:letter-kerning="true"/>
    </style:style>
    <style:style style:name="표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표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표지-outline1" style:family="presentation">
      <style:graphic-properties draw:stroke="none" draw:fill="none" draw:auto-grow-height="false" draw:fit-to-size="shrink-to-fit" style:shrink-to-fit="true">
        <text:list-style style:name="표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표지-outline2" style:family="presentation" style:parent-style-name="표지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표지-outline3" style:family="presentation" style:parent-style-name="표지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표지-outline4" style:family="presentation" style:parent-style-name="표지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표지-outline5" style:family="presentation" style:parent-style-name="표지-outline4">
      <style:paragraph-properties fo:margin-top="0.1cm" fo:margin-bottom="0cm"/>
      <style:text-properties fo:font-size="20pt" style:font-size-asian="20pt" style:font-size-complex="20pt"/>
    </style:style>
    <style:style style:name="표지-outline6" style:family="presentation" style:parent-style-name="표지-outline5">
      <style:paragraph-properties fo:margin-top="0.1cm" fo:margin-bottom="0cm"/>
      <style:text-properties fo:font-size="20pt" style:font-size-asian="20pt" style:font-size-complex="20pt"/>
    </style:style>
    <style:style style:name="표지-outline7" style:family="presentation" style:parent-style-name="표지-outline6">
      <style:paragraph-properties fo:margin-top="0.1cm" fo:margin-bottom="0cm"/>
      <style:text-properties fo:font-size="20pt" style:font-size-asian="20pt" style:font-size-complex="20pt"/>
    </style:style>
    <style:style style:name="표지-outline8" style:family="presentation" style:parent-style-name="표지-outline7">
      <style:paragraph-properties fo:margin-top="0.1cm" fo:margin-bottom="0cm"/>
      <style:text-properties fo:font-size="20pt" style:font-size-asian="20pt" style:font-size-complex="20pt"/>
    </style:style>
    <style:style style:name="표지-outline9" style:family="presentation" style:parent-style-name="표지-outline8">
      <style:paragraph-properties fo:margin-top="0.1cm" fo:margin-bottom="0cm"/>
      <style:text-properties fo:font-size="20pt" style:font-size-asian="20pt" style:font-size-complex="20pt"/>
    </style:style>
    <style:style style:name="표지-subtitle" style:family="presentation">
      <style:graphic-properties draw:stroke="none" draw:fill="none" draw:textarea-vertical-align="middle">
        <text:list-style style:name="표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표지-title" style:family="presentation">
      <style:graphic-properties draw:stroke="none" draw:fill="none" draw:textarea-vertical-align="middle">
        <text:list-style style:name="표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목차-background" style:family="presentation">
      <style:graphic-properties draw:stroke="none" draw:fill="solid" draw:fill-color="#ffffff"/>
      <style:text-properties style:letter-kerning="true"/>
    </style:style>
    <style:style style:name="목차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목차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목차-outline1" style:family="presentation">
      <style:graphic-properties draw:stroke="none" draw:fill="none" draw:auto-grow-height="false" draw:fit-to-size="shrink-to-fit" style:shrink-to-fit="true">
        <text:list-style style:name="목차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목차-outline2" style:family="presentation" style:parent-style-name="목차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목차-outline3" style:family="presentation" style:parent-style-name="목차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목차-outline4" style:family="presentation" style:parent-style-name="목차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목차-outline5" style:family="presentation" style:parent-style-name="목차-outline4">
      <style:paragraph-properties fo:margin-top="0.1cm" fo:margin-bottom="0cm"/>
      <style:text-properties fo:font-size="20pt" style:font-size-asian="20pt" style:font-size-complex="20pt"/>
    </style:style>
    <style:style style:name="목차-outline6" style:family="presentation" style:parent-style-name="목차-outline5">
      <style:paragraph-properties fo:margin-top="0.1cm" fo:margin-bottom="0cm"/>
      <style:text-properties fo:font-size="20pt" style:font-size-asian="20pt" style:font-size-complex="20pt"/>
    </style:style>
    <style:style style:name="목차-outline7" style:family="presentation" style:parent-style-name="목차-outline6">
      <style:paragraph-properties fo:margin-top="0.1cm" fo:margin-bottom="0cm"/>
      <style:text-properties fo:font-size="20pt" style:font-size-asian="20pt" style:font-size-complex="20pt"/>
    </style:style>
    <style:style style:name="목차-outline8" style:family="presentation" style:parent-style-name="목차-outline7">
      <style:paragraph-properties fo:margin-top="0.1cm" fo:margin-bottom="0cm"/>
      <style:text-properties fo:font-size="20pt" style:font-size-asian="20pt" style:font-size-complex="20pt"/>
    </style:style>
    <style:style style:name="목차-outline9" style:family="presentation" style:parent-style-name="목차-outline8">
      <style:paragraph-properties fo:margin-top="0.1cm" fo:margin-bottom="0cm"/>
      <style:text-properties fo:font-size="20pt" style:font-size-asian="20pt" style:font-size-complex="20pt"/>
    </style:style>
    <style:style style:name="목차-subtitle" style:family="presentation">
      <style:graphic-properties draw:stroke="none" draw:fill="none" draw:textarea-vertical-align="middle">
        <text:list-style style:name="목차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목차-title" style:family="presentation">
      <style:graphic-properties draw:stroke="none" draw:fill="none" draw:textarea-vertical-align="middle">
        <text:list-style style:name="목차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간지페이지-background" style:family="presentation">
      <style:graphic-properties draw:stroke="none" draw:fill="solid" draw:fill-color="#06223d"/>
      <style:text-properties style:letter-kerning="true"/>
    </style:style>
    <style:style style:name="간지페이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간지페이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간지페이지-outline1" style:family="presentation">
      <style:graphic-properties draw:stroke="none" draw:fill="none" draw:auto-grow-height="false" draw:fit-to-size="shrink-to-fit" style:shrink-to-fit="true">
        <text:list-style style:name="간지페이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간지페이지-outline2" style:family="presentation" style:parent-style-name="간지페이지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간지페이지-outline3" style:family="presentation" style:parent-style-name="간지페이지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간지페이지-outline4" style:family="presentation" style:parent-style-name="간지페이지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간지페이지-outline5" style:family="presentation" style:parent-style-name="간지페이지-outline4">
      <style:paragraph-properties fo:margin-top="0.1cm" fo:margin-bottom="0cm"/>
      <style:text-properties fo:font-size="20pt" style:font-size-asian="20pt" style:font-size-complex="20pt"/>
    </style:style>
    <style:style style:name="간지페이지-outline6" style:family="presentation" style:parent-style-name="간지페이지-outline5">
      <style:paragraph-properties fo:margin-top="0.1cm" fo:margin-bottom="0cm"/>
      <style:text-properties fo:font-size="20pt" style:font-size-asian="20pt" style:font-size-complex="20pt"/>
    </style:style>
    <style:style style:name="간지페이지-outline7" style:family="presentation" style:parent-style-name="간지페이지-outline6">
      <style:paragraph-properties fo:margin-top="0.1cm" fo:margin-bottom="0cm"/>
      <style:text-properties fo:font-size="20pt" style:font-size-asian="20pt" style:font-size-complex="20pt"/>
    </style:style>
    <style:style style:name="간지페이지-outline8" style:family="presentation" style:parent-style-name="간지페이지-outline7">
      <style:paragraph-properties fo:margin-top="0.1cm" fo:margin-bottom="0cm"/>
      <style:text-properties fo:font-size="20pt" style:font-size-asian="20pt" style:font-size-complex="20pt"/>
    </style:style>
    <style:style style:name="간지페이지-outline9" style:family="presentation" style:parent-style-name="간지페이지-outline8">
      <style:paragraph-properties fo:margin-top="0.1cm" fo:margin-bottom="0cm"/>
      <style:text-properties fo:font-size="20pt" style:font-size-asian="20pt" style:font-size-complex="20pt"/>
    </style:style>
    <style:style style:name="간지페이지-subtitle" style:family="presentation">
      <style:graphic-properties draw:stroke="none" draw:fill="none" draw:textarea-vertical-align="middle">
        <text:list-style style:name="간지페이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간지페이지-title" style:family="presentation">
      <style:graphic-properties draw:stroke="none" draw:fill="none" draw:textarea-vertical-align="middle">
        <text:list-style style:name="간지페이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_32__5f_내지2-2-background" style:display-name="2_내지2-2-background" style:family="presentation">
      <style:graphic-properties draw:stroke="none" draw:fill="solid" draw:fill-color="#ffffff"/>
      <style:text-properties style:letter-kerning="true"/>
    </style:style>
    <style:style style:name="_32__5f_내지2-2-backgroundobjects" style:display-name="2_내지2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내지2-2-notes" style:display-name="2_내지2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내지2-2-outline1" style:display-name="2_내지2-2-outline1" style:family="presentation">
      <style:graphic-properties draw:stroke="none" draw:fill="none" draw:auto-grow-height="false" draw:fit-to-size="shrink-to-fit" style:shrink-to-fit="true">
        <text:list-style style:name="_32__5f_내지2-2-outline1" style:display-name="2_내지2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_32__5f_내지2-2-outline2" style:display-name="2_내지2-2-outline2" style:family="presentation" style:parent-style-name="_32__5f_내지2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2__5f_내지2-2-outline3" style:display-name="2_내지2-2-outline3" style:family="presentation" style:parent-style-name="_32__5f_내지2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2__5f_내지2-2-outline4" style:display-name="2_내지2-2-outline4" style:family="presentation" style:parent-style-name="_32__5f_내지2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2__5f_내지2-2-outline5" style:display-name="2_내지2-2-outline5" style:family="presentation" style:parent-style-name="_32__5f_내지2-2-outline4">
      <style:paragraph-properties fo:margin-top="0.1cm" fo:margin-bottom="0cm"/>
      <style:text-properties fo:font-size="20pt" style:font-size-asian="20pt" style:font-size-complex="20pt"/>
    </style:style>
    <style:style style:name="_32__5f_내지2-2-outline6" style:display-name="2_내지2-2-outline6" style:family="presentation" style:parent-style-name="_32__5f_내지2-2-outline5">
      <style:paragraph-properties fo:margin-top="0.1cm" fo:margin-bottom="0cm"/>
      <style:text-properties fo:font-size="20pt" style:font-size-asian="20pt" style:font-size-complex="20pt"/>
    </style:style>
    <style:style style:name="_32__5f_내지2-2-outline7" style:display-name="2_내지2-2-outline7" style:family="presentation" style:parent-style-name="_32__5f_내지2-2-outline6">
      <style:paragraph-properties fo:margin-top="0.1cm" fo:margin-bottom="0cm"/>
      <style:text-properties fo:font-size="20pt" style:font-size-asian="20pt" style:font-size-complex="20pt"/>
    </style:style>
    <style:style style:name="_32__5f_내지2-2-outline8" style:display-name="2_내지2-2-outline8" style:family="presentation" style:parent-style-name="_32__5f_내지2-2-outline7">
      <style:paragraph-properties fo:margin-top="0.1cm" fo:margin-bottom="0cm"/>
      <style:text-properties fo:font-size="20pt" style:font-size-asian="20pt" style:font-size-complex="20pt"/>
    </style:style>
    <style:style style:name="_32__5f_내지2-2-outline9" style:display-name="2_내지2-2-outline9" style:family="presentation" style:parent-style-name="_32__5f_내지2-2-outline8">
      <style:paragraph-properties fo:margin-top="0.1cm" fo:margin-bottom="0cm"/>
      <style:text-properties fo:font-size="20pt" style:font-size-asian="20pt" style:font-size-complex="20pt"/>
    </style:style>
    <style:style style:name="_32__5f_내지2-2-subtitle" style:display-name="2_내지2-2-subtitle" style:family="presentation">
      <style:graphic-properties draw:stroke="none" draw:fill="none" draw:textarea-vertical-align="middle">
        <text:list-style style:name="_32__5f_내지2-2-subtitle" style:display-name="2_내지2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내지2-2-title" style:display-name="2_내지2-2-title" style:family="presentation">
      <style:graphic-properties draw:stroke="none" draw:fill="none" draw:textarea-vertical-align="middle">
        <text:list-style style:name="_32__5f_내지2-2-title" style:display-name="2_내지2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_31__5f_내지2-2-background" style:display-name="1_내지2-2-background" style:family="presentation">
      <style:graphic-properties draw:stroke="none" draw:fill="solid" draw:fill-color="#ffffff"/>
      <style:text-properties style:letter-kerning="true"/>
    </style:style>
    <style:style style:name="_31__5f_내지2-2-backgroundobjects" style:display-name="1_내지2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내지2-2-notes" style:display-name="1_내지2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내지2-2-outline1" style:display-name="1_내지2-2-outline1" style:family="presentation">
      <style:graphic-properties draw:stroke="none" draw:fill="none" draw:auto-grow-height="false" draw:fit-to-size="shrink-to-fit" style:shrink-to-fit="true">
        <text:list-style style:name="_31__5f_내지2-2-outline1" style:display-name="1_내지2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_31__5f_내지2-2-outline2" style:display-name="1_내지2-2-outline2" style:family="presentation" style:parent-style-name="_31__5f_내지2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내지2-2-outline3" style:display-name="1_내지2-2-outline3" style:family="presentation" style:parent-style-name="_31__5f_내지2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1__5f_내지2-2-outline4" style:display-name="1_내지2-2-outline4" style:family="presentation" style:parent-style-name="_31__5f_내지2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1__5f_내지2-2-outline5" style:display-name="1_내지2-2-outline5" style:family="presentation" style:parent-style-name="_31__5f_내지2-2-outline4">
      <style:paragraph-properties fo:margin-top="0.1cm" fo:margin-bottom="0cm"/>
      <style:text-properties fo:font-size="20pt" style:font-size-asian="20pt" style:font-size-complex="20pt"/>
    </style:style>
    <style:style style:name="_31__5f_내지2-2-outline6" style:display-name="1_내지2-2-outline6" style:family="presentation" style:parent-style-name="_31__5f_내지2-2-outline5">
      <style:paragraph-properties fo:margin-top="0.1cm" fo:margin-bottom="0cm"/>
      <style:text-properties fo:font-size="20pt" style:font-size-asian="20pt" style:font-size-complex="20pt"/>
    </style:style>
    <style:style style:name="_31__5f_내지2-2-outline7" style:display-name="1_내지2-2-outline7" style:family="presentation" style:parent-style-name="_31__5f_내지2-2-outline6">
      <style:paragraph-properties fo:margin-top="0.1cm" fo:margin-bottom="0cm"/>
      <style:text-properties fo:font-size="20pt" style:font-size-asian="20pt" style:font-size-complex="20pt"/>
    </style:style>
    <style:style style:name="_31__5f_내지2-2-outline8" style:display-name="1_내지2-2-outline8" style:family="presentation" style:parent-style-name="_31__5f_내지2-2-outline7">
      <style:paragraph-properties fo:margin-top="0.1cm" fo:margin-bottom="0cm"/>
      <style:text-properties fo:font-size="20pt" style:font-size-asian="20pt" style:font-size-complex="20pt"/>
    </style:style>
    <style:style style:name="_31__5f_내지2-2-outline9" style:display-name="1_내지2-2-outline9" style:family="presentation" style:parent-style-name="_31__5f_내지2-2-outline8">
      <style:paragraph-properties fo:margin-top="0.1cm" fo:margin-bottom="0cm"/>
      <style:text-properties fo:font-size="20pt" style:font-size-asian="20pt" style:font-size-complex="20pt"/>
    </style:style>
    <style:style style:name="_31__5f_내지2-2-subtitle" style:display-name="1_내지2-2-subtitle" style:family="presentation">
      <style:graphic-properties draw:stroke="none" draw:fill="none" draw:textarea-vertical-align="middle">
        <text:list-style style:name="_31__5f_내지2-2-subtitle" style:display-name="1_내지2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내지2-2-title" style:display-name="1_내지2-2-title" style:family="presentation">
      <style:graphic-properties draw:stroke="none" draw:fill="none" draw:textarea-vertical-align="middle">
        <text:list-style style:name="_31__5f_내지2-2-title" style:display-name="1_내지2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내지2-background" style:family="presentation">
      <style:graphic-properties draw:stroke="none" draw:fill="solid" draw:fill-color="#ffffff"/>
      <style:text-properties style:letter-kerning="true"/>
    </style:style>
    <style:style style:name="내지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내지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내지2-outline1" style:family="presentation">
      <style:graphic-properties draw:stroke="none" draw:fill="none" draw:auto-grow-height="false" draw:fit-to-size="shrink-to-fit" style:shrink-to-fit="true">
        <text:list-style style:name="내지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내지2-outline2" style:family="presentation" style:parent-style-name="내지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내지2-outline3" style:family="presentation" style:parent-style-name="내지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내지2-outline4" style:family="presentation" style:parent-style-name="내지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내지2-outline5" style:family="presentation" style:parent-style-name="내지2-outline4">
      <style:paragraph-properties fo:margin-top="0.1cm" fo:margin-bottom="0cm"/>
      <style:text-properties fo:font-size="20pt" style:font-size-asian="20pt" style:font-size-complex="20pt"/>
    </style:style>
    <style:style style:name="내지2-outline6" style:family="presentation" style:parent-style-name="내지2-outline5">
      <style:paragraph-properties fo:margin-top="0.1cm" fo:margin-bottom="0cm"/>
      <style:text-properties fo:font-size="20pt" style:font-size-asian="20pt" style:font-size-complex="20pt"/>
    </style:style>
    <style:style style:name="내지2-outline7" style:family="presentation" style:parent-style-name="내지2-outline6">
      <style:paragraph-properties fo:margin-top="0.1cm" fo:margin-bottom="0cm"/>
      <style:text-properties fo:font-size="20pt" style:font-size-asian="20pt" style:font-size-complex="20pt"/>
    </style:style>
    <style:style style:name="내지2-outline8" style:family="presentation" style:parent-style-name="내지2-outline7">
      <style:paragraph-properties fo:margin-top="0.1cm" fo:margin-bottom="0cm"/>
      <style:text-properties fo:font-size="20pt" style:font-size-asian="20pt" style:font-size-complex="20pt"/>
    </style:style>
    <style:style style:name="내지2-outline9" style:family="presentation" style:parent-style-name="내지2-outline8">
      <style:paragraph-properties fo:margin-top="0.1cm" fo:margin-bottom="0cm"/>
      <style:text-properties fo:font-size="20pt" style:font-size-asian="20pt" style:font-size-complex="20pt"/>
    </style:style>
    <style:style style:name="내지2-subtitle" style:family="presentation">
      <style:graphic-properties draw:stroke="none" draw:fill="none" draw:textarea-vertical-align="middle">
        <text:list-style style:name="내지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내지2-title" style:family="presentation">
      <style:graphic-properties draw:stroke="none" draw:fill="none" draw:textarea-vertical-align="middle">
        <text:list-style style:name="내지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뒷표지-background" style:family="presentation">
      <style:graphic-properties draw:stroke="none" draw:fill="solid" draw:fill-color="#06223d"/>
      <style:text-properties style:letter-kerning="true"/>
    </style:style>
    <style:style style:name="뒷표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뒷표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뒷표지-outline1" style:family="presentation">
      <style:graphic-properties draw:stroke="none" draw:fill="none" draw:auto-grow-height="false" draw:fit-to-size="shrink-to-fit" style:shrink-to-fit="true">
        <text:list-style style:name="뒷표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뒷표지-outline2" style:family="presentation" style:parent-style-name="뒷표지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뒷표지-outline3" style:family="presentation" style:parent-style-name="뒷표지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뒷표지-outline4" style:family="presentation" style:parent-style-name="뒷표지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뒷표지-outline5" style:family="presentation" style:parent-style-name="뒷표지-outline4">
      <style:paragraph-properties fo:margin-top="0.1cm" fo:margin-bottom="0cm"/>
      <style:text-properties fo:font-size="20pt" style:font-size-asian="20pt" style:font-size-complex="20pt"/>
    </style:style>
    <style:style style:name="뒷표지-outline6" style:family="presentation" style:parent-style-name="뒷표지-outline5">
      <style:paragraph-properties fo:margin-top="0.1cm" fo:margin-bottom="0cm"/>
      <style:text-properties fo:font-size="20pt" style:font-size-asian="20pt" style:font-size-complex="20pt"/>
    </style:style>
    <style:style style:name="뒷표지-outline7" style:family="presentation" style:parent-style-name="뒷표지-outline6">
      <style:paragraph-properties fo:margin-top="0.1cm" fo:margin-bottom="0cm"/>
      <style:text-properties fo:font-size="20pt" style:font-size-asian="20pt" style:font-size-complex="20pt"/>
    </style:style>
    <style:style style:name="뒷표지-outline8" style:family="presentation" style:parent-style-name="뒷표지-outline7">
      <style:paragraph-properties fo:margin-top="0.1cm" fo:margin-bottom="0cm"/>
      <style:text-properties fo:font-size="20pt" style:font-size-asian="20pt" style:font-size-complex="20pt"/>
    </style:style>
    <style:style style:name="뒷표지-outline9" style:family="presentation" style:parent-style-name="뒷표지-outline8">
      <style:paragraph-properties fo:margin-top="0.1cm" fo:margin-bottom="0cm"/>
      <style:text-properties fo:font-size="20pt" style:font-size-asian="20pt" style:font-size-complex="20pt"/>
    </style:style>
    <style:style style:name="뒷표지-subtitle" style:family="presentation">
      <style:graphic-properties draw:stroke="none" draw:fill="none" draw:textarea-vertical-align="middle">
        <text:list-style style:name="뒷표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뒷표지-title" style:family="presentation">
      <style:graphic-properties draw:stroke="none" draw:fill="none" draw:textarea-vertical-align="middle">
        <text:list-style style:name="뒷표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_31__5f_내지2-2_5f_-background" style:display-name="1_내지2-2_-background" style:family="presentation">
      <style:graphic-properties draw:stroke="none" draw:fill="solid" draw:fill-color="#ffffff"/>
      <style:text-properties style:letter-kerning="true"/>
    </style:style>
    <style:style style:name="_31__5f_내지2-2_5f_-backgroundobjects" style:display-name="1_내지2-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내지2-2_5f_-notes" style:display-name="1_내지2-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내지2-2_5f_-outline1" style:display-name="1_내지2-2_-outline1" style:family="presentation">
      <style:graphic-properties draw:stroke="none" draw:fill="none" draw:auto-grow-height="false" draw:fit-to-size="shrink-to-fit" style:shrink-to-fit="true">
        <text:list-style style:name="_31__5f_내지2-2_5f_-outline1" style:display-name="1_내지2-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_31__5f_내지2-2_5f_-outline2" style:display-name="1_내지2-2_-outline2" style:family="presentation" style:parent-style-name="_31__5f_내지2-2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내지2-2_5f_-outline3" style:display-name="1_내지2-2_-outline3" style:family="presentation" style:parent-style-name="_31__5f_내지2-2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1__5f_내지2-2_5f_-outline4" style:display-name="1_내지2-2_-outline4" style:family="presentation" style:parent-style-name="_31__5f_내지2-2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_31__5f_내지2-2_5f_-outline5" style:display-name="1_내지2-2_-outline5" style:family="presentation" style:parent-style-name="_31__5f_내지2-2_5f_-outline4">
      <style:paragraph-properties fo:margin-top="0.1cm" fo:margin-bottom="0cm"/>
      <style:text-properties fo:font-size="20pt" style:font-size-asian="20pt" style:font-size-complex="20pt"/>
    </style:style>
    <style:style style:name="_31__5f_내지2-2_5f_-outline6" style:display-name="1_내지2-2_-outline6" style:family="presentation" style:parent-style-name="_31__5f_내지2-2_5f_-outline5">
      <style:paragraph-properties fo:margin-top="0.1cm" fo:margin-bottom="0cm"/>
      <style:text-properties fo:font-size="20pt" style:font-size-asian="20pt" style:font-size-complex="20pt"/>
    </style:style>
    <style:style style:name="_31__5f_내지2-2_5f_-outline7" style:display-name="1_내지2-2_-outline7" style:family="presentation" style:parent-style-name="_31__5f_내지2-2_5f_-outline6">
      <style:paragraph-properties fo:margin-top="0.1cm" fo:margin-bottom="0cm"/>
      <style:text-properties fo:font-size="20pt" style:font-size-asian="20pt" style:font-size-complex="20pt"/>
    </style:style>
    <style:style style:name="_31__5f_내지2-2_5f_-outline8" style:display-name="1_내지2-2_-outline8" style:family="presentation" style:parent-style-name="_31__5f_내지2-2_5f_-outline7">
      <style:paragraph-properties fo:margin-top="0.1cm" fo:margin-bottom="0cm"/>
      <style:text-properties fo:font-size="20pt" style:font-size-asian="20pt" style:font-size-complex="20pt"/>
    </style:style>
    <style:style style:name="_31__5f_내지2-2_5f_-outline9" style:display-name="1_내지2-2_-outline9" style:family="presentation" style:parent-style-name="_31__5f_내지2-2_5f_-outline8">
      <style:paragraph-properties fo:margin-top="0.1cm" fo:margin-bottom="0cm"/>
      <style:text-properties fo:font-size="20pt" style:font-size-asian="20pt" style:font-size-complex="20pt"/>
    </style:style>
    <style:style style:name="_31__5f_내지2-2_5f_-subtitle" style:display-name="1_내지2-2_-subtitle" style:family="presentation">
      <style:graphic-properties draw:stroke="none" draw:fill="none" draw:textarea-vertical-align="middle">
        <text:list-style style:name="_31__5f_내지2-2_5f_-subtitle" style:display-name="1_내지2-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내지2-2_5f_-title" style:display-name="1_내지2-2_-title" style:family="presentation">
      <style:graphic-properties draw:stroke="none" draw:fill="none" draw:textarea-vertical-align="middle">
        <text:list-style style:name="_31__5f_내지2-2_5f_-title" style:display-name="1_내지2-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간지페이지_5f_-background" style:display-name="간지페이지_-background" style:family="presentation">
      <style:graphic-properties draw:stroke="none" draw:fill="solid" draw:fill-color="#06223d"/>
      <style:text-properties style:letter-kerning="true"/>
    </style:style>
    <style:style style:name="간지페이지_5f_-backgroundobjects" style:display-name="간지페이지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간지페이지_5f_-notes" style:display-name="간지페이지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간지페이지_5f_-outline1" style:display-name="간지페이지_-outline1" style:family="presentation">
      <style:graphic-properties draw:stroke="none" draw:fill="none" draw:auto-grow-height="false" draw:fit-to-size="shrink-to-fit" style:shrink-to-fit="true">
        <text:list-style style:name="간지페이지_5f_-outline1" style:display-name="간지페이지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간지페이지_5f_-outline2" style:display-name="간지페이지_-outline2" style:family="presentation" style:parent-style-name="간지페이지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간지페이지_5f_-outline3" style:display-name="간지페이지_-outline3" style:family="presentation" style:parent-style-name="간지페이지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간지페이지_5f_-outline4" style:display-name="간지페이지_-outline4" style:family="presentation" style:parent-style-name="간지페이지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233c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간지페이지_5f_-outline5" style:display-name="간지페이지_-outline5" style:family="presentation" style:parent-style-name="간지페이지_5f_-outline4">
      <style:paragraph-properties fo:margin-top="0.1cm" fo:margin-bottom="0cm"/>
      <style:text-properties fo:font-size="20pt" style:font-size-asian="20pt" style:font-size-complex="20pt"/>
    </style:style>
    <style:style style:name="간지페이지_5f_-outline6" style:display-name="간지페이지_-outline6" style:family="presentation" style:parent-style-name="간지페이지_5f_-outline5">
      <style:paragraph-properties fo:margin-top="0.1cm" fo:margin-bottom="0cm"/>
      <style:text-properties fo:font-size="20pt" style:font-size-asian="20pt" style:font-size-complex="20pt"/>
    </style:style>
    <style:style style:name="간지페이지_5f_-outline7" style:display-name="간지페이지_-outline7" style:family="presentation" style:parent-style-name="간지페이지_5f_-outline6">
      <style:paragraph-properties fo:margin-top="0.1cm" fo:margin-bottom="0cm"/>
      <style:text-properties fo:font-size="20pt" style:font-size-asian="20pt" style:font-size-complex="20pt"/>
    </style:style>
    <style:style style:name="간지페이지_5f_-outline8" style:display-name="간지페이지_-outline8" style:family="presentation" style:parent-style-name="간지페이지_5f_-outline7">
      <style:paragraph-properties fo:margin-top="0.1cm" fo:margin-bottom="0cm"/>
      <style:text-properties fo:font-size="20pt" style:font-size-asian="20pt" style:font-size-complex="20pt"/>
    </style:style>
    <style:style style:name="간지페이지_5f_-outline9" style:display-name="간지페이지_-outline9" style:family="presentation" style:parent-style-name="간지페이지_5f_-outline8">
      <style:paragraph-properties fo:margin-top="0.1cm" fo:margin-bottom="0cm"/>
      <style:text-properties fo:font-size="20pt" style:font-size-asian="20pt" style:font-size-complex="20pt"/>
    </style:style>
    <style:style style:name="간지페이지_5f_-subtitle" style:display-name="간지페이지_-subtitle" style:family="presentation">
      <style:graphic-properties draw:stroke="none" draw:fill="none" draw:textarea-vertical-align="middle">
        <text:list-style style:name="간지페이지_5f_-subtitle" style:display-name="간지페이지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간지페이지_5f_-title" style:display-name="간지페이지_-title" style:family="presentation">
      <style:graphic-properties draw:stroke="none" draw:fill="none" draw:textarea-vertical-align="middle">
        <text:list-style style:name="간지페이지_5f_-title" style:display-name="간지페이지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33c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6223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표지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표지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표지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목차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목차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목차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목차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간지페이지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간지페이지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간지페이지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2__5f_내지2-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2__5f_내지2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_32__5f_내지2-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2__5f_내지2-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_31__5f_내지2-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내지2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1__5f_내지2-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1__5f_내지2-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내지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내지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내지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뒷표지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뒷표지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뒷표지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_31__5f_내지2-2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1__5f_내지2-2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7" style:family="presentation" style:parent-style-name="_31__5f_내지2-2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_31__5f_내지2-2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간지페이지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간지페이지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간지페이지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9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0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4" style:family="paragraph">
      <style:paragraph-properties fo:margin-top="0cm" fo:margin-bottom="0cm" fo:line-height="120%" fo:text-align="center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6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anumSquare ExtraBold1" fo:font-size="50pt" fo:letter-spacing="normal" fo:font-style="normal" style:text-underline-style="none" fo:font-weight="bold" style:font-name-asian="NanumSquare ExtraBold1" style:font-size-asian="50pt" style:language-asian="ko" style:country-asian="KR" style:font-style-asian="normal" style:font-weight-asian="bold" style:font-name-complex="NanumSquare ExtraBold1" style:font-size-complex="50pt" style:font-style-complex="normal" style:font-weight-complex="bold"/>
    </style:style>
    <style:style style:name="MT3" style:family="text">
      <style:text-properties fo:font-variant="normal" fo:text-transform="none" fo:color="#00233c" style:text-line-through-style="none" style:text-line-through-type="none" style:text-position="0% 100%" style:font-name="NanumSquare ExtraBold1" fo:font-size="40pt" fo:letter-spacing="normal" fo:language="en" fo:country="US" fo:font-style="normal" style:text-underline-style="none" fo:font-weight="bold" style:font-name-asian="NanumSquare ExtraBold1" style:font-size-asian="40pt" style:font-style-asian="normal" style:font-weight-asian="bold" style:font-name-complex="NanumSquare ExtraBold1" style:font-size-complex="40pt" style:font-style-complex="normal" style:font-weight-complex="bold"/>
    </style:style>
    <style:style style:name="MT4" style:family="text">
      <style:text-properties fo:font-variant="normal" fo:text-transform="none" fo:color="#00233c" style:text-line-through-style="none" style:text-line-through-type="none" style:text-position="0% 100%" style:font-name="NanumSquare ExtraBold1" fo:font-size="24pt" fo:letter-spacing="normal" fo:font-style="normal" style:text-underline-style="none" fo:font-weight="bold" style:font-name-asian="NanumSquare ExtraBold1" style:font-size-asian="24pt" style:language-asian="ko" style:country-asian="KR" style:font-style-asian="normal" style:font-weight-asian="bold" style:font-name-complex="NanumSquare ExtraBold1" style:font-size-complex="24pt" style:font-style-complex="normal" style:font-weight-complex="bold"/>
    </style:style>
    <style:style style:name="MT5" style:family="text">
      <style:text-properties fo:font-variant="normal" fo:text-transform="none" fo:color="#00233c" style:text-line-through-style="none" style:text-line-through-type="none" style:text-position="0% 100%" style:font-name="NanumSquare ExtraBold1" fo:font-size="20pt" fo:letter-spacing="normal" fo:font-style="normal" style:text-underline-style="none" fo:font-weight="bold" style:font-name-asian="NanumSquare ExtraBold1" style:font-size-asian="20pt" style:language-asian="ko" style:country-asian="KR" style:font-style-asian="normal" style:font-weight-asian="bold" style:font-name-complex="NanumSquare ExtraBold1" style:font-size-complex="20pt" style:font-style-complex="normal" style:font-weight-complex="bold"/>
    </style:style>
    <style:style style:name="MT6" style:family="text">
      <style:text-properties fo:font-variant="normal" fo:text-transform="none" fo:color="#00233c" style:text-line-through-style="none" style:text-line-through-type="none" style:text-position="0% 100%" style:font-name="NanumSquare ExtraBold1" fo:font-size="18pt" fo:letter-spacing="normal" fo:font-style="normal" style:text-underline-style="none" fo:font-weight="bold" style:font-name-asian="NanumSquare ExtraBold1" style:font-size-asian="18pt" style:language-asian="ko" style:country-asian="KR" style:font-style-asian="normal" style:font-weight-asian="bold" style:font-name-complex="NanumSquare ExtraBold1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anumSquare ExtraBold1" fo:font-size="36pt" fo:letter-spacing="normal" fo:font-style="normal" style:text-underline-style="none" fo:font-weight="bold" style:font-name-asian="NanumSquare ExtraBold1" style:font-size-asian="36pt" style:language-asian="ko" style:country-asian="KR" style:font-style-asian="normal" style:font-weight-asian="bold" style:font-name-complex="NanumSquare ExtraBold1" style:font-size-complex="36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anumSquare ExtraBold1" fo:font-size="36pt" fo:letter-spacing="normal" fo:language="en" fo:country="US" fo:font-style="normal" style:text-underline-style="none" fo:font-weight="bold" style:font-name-asian="NanumSquare ExtraBold1" style:font-size-asian="36pt" style:language-asian="ko" style:country-asian="KR" style:font-style-asian="normal" style:font-weight-asian="bold" style:font-name-complex="NanumSquare ExtraBold1" style:font-size-complex="36pt" style:font-style-complex="normal" style:font-weight-complex="bold"/>
    </style:style>
    <style:style style:name="MT9" style:family="text">
      <style:text-properties fo:font-variant="normal" fo:text-transform="none" fo:color="#00233c" style:text-line-through-style="none" style:text-line-through-type="none" style:text-position="0% 100%" style:font-name="NanumSquare ExtraBold1" fo:font-size="36pt" fo:letter-spacing="normal" fo:font-style="normal" style:text-underline-style="none" fo:font-weight="bold" style:font-name-asian="NanumSquare ExtraBold1" style:font-size-asian="36pt" style:language-asian="ko" style:country-asian="KR" style:font-style-asian="normal" style:font-weight-asian="bold" style:font-name-complex="NanumSquare ExtraBold1" style:font-size-complex="36pt" style:font-style-complex="normal" style:font-weight-complex="bold"/>
    </style:style>
    <style:style style:name="MT10" style:family="text">
      <style:text-properties fo:font-variant="normal" fo:text-transform="none" fo:color="#00233c" style:text-line-through-style="none" style:text-line-through-type="none" style:text-position="0% 100%" style:font-name="NanumSquare ExtraBold1" fo:font-size="16pt" fo:letter-spacing="normal" fo:font-style="normal" style:text-underline-style="none" fo:font-weight="bold" style:font-name-asian="NanumSquare ExtraBold1" style:font-size-asian="16pt" style:language-asian="ko" style:country-asian="KR" style:font-style-asian="normal" style:font-weight-asian="bold" style:font-name-complex="NanumSquare ExtraBold1" style:font-size-complex="16pt" style:font-style-complex="normal" style:font-weight-complex="bold"/>
    </style:style>
    <style:style style:name="MT11" style:family="text">
      <style:text-properties fo:font-variant="normal" fo:text-transform="none" fo:color="#00233c" style:text-line-through-style="none" style:text-line-through-type="none" style:text-position="0% 100%" style:font-name="NanumSquare ExtraBold1" fo:font-size="14pt" fo:letter-spacing="normal" fo:font-style="normal" style:text-underline-style="none" fo:font-weight="bold" style:font-name-asian="NanumSquare ExtraBold1" style:font-size-asian="14pt" style:language-asian="ko" style:country-asian="KR" style:font-style-asian="normal" style:font-weight-asian="bold" style:font-name-complex="NanumSquare ExtraBold1" style:font-size-complex="14pt" style:font-style-complex="normal" style:font-weight-complex="bold"/>
    </style:style>
    <style:style style:name="MT12" style:family="text">
      <style:text-properties fo:font-variant="normal" fo:text-transform="none" fo:color="#00233c" style:text-line-through-style="none" style:text-line-through-type="none" style:text-position="0% 100%" style:font-name="NanumSquare ExtraBold1" fo:font-size="14pt" fo:letter-spacing="normal" fo:language="en" fo:country="US" fo:font-style="normal" style:text-underline-style="none" fo:font-weight="bold" style:font-name-asian="NanumSquare ExtraBold1" style:font-size-asian="14pt" style:language-asian="ko" style:country-asian="KR" style:font-style-asian="normal" style:font-weight-asian="bold" style:font-name-complex="NanumSquare ExtraBold1" style:font-size-complex="1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NanumSquare ExtraBold1" fo:font-size="44pt" fo:letter-spacing="normal" fo:font-style="normal" style:text-underline-style="none" fo:font-weight="bold" style:font-name-asian="NanumSquare ExtraBold1" style:font-size-asian="44pt" style:language-asian="ko" style:country-asian="KR" style:font-style-asian="normal" style:font-weight-asian="bold" style:font-name-complex="NanumSquare ExtraBold1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">
        <style:list-level-properties text:space-before="1.271cm" text:min-label-width="0.952cm"/>
        <style:text-properties fo:font-family="Wingdings" style:font-charset="x-symbol" fo:color="#0023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">
        <style:list-level-properties text:space-before="1.271cm" text:min-label-width="0.952cm"/>
        <style:text-properties fo:font-family="Wingdings" style:font-charset="x-symbol" fo:color="#00233c" fo:font-size="100%"/>
      </text:list-level-style-bullet>
      <text:list-level-style-bullet text:level="3" text:bullet-char="">
        <style:list-level-properties text:space-before="2.541cm" text:min-label-width="0.952cm"/>
        <style:text-properties fo:font-family="Wingdings" style:font-charset="x-symbol" fo:color="#00233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">
        <style:list-level-properties text:space-before="1.271cm" text:min-label-width="0.952cm"/>
        <style:text-properties fo:font-family="Wingdings" style:font-charset="x-symbol" fo:color="#00233c" fo:font-size="100%"/>
      </text:list-level-style-bullet>
      <text:list-level-style-bullet text:level="3" text:bullet-char="">
        <style:list-level-properties text:space-before="2.541cm" text:min-label-width="0.952cm"/>
        <style:text-properties fo:font-family="Wingdings" style:font-charset="x-symbol" fo:color="#00233c" fo:font-size="100%"/>
      </text:list-level-style-bullet>
      <text:list-level-style-bullet text:level="4" text:bullet-char="">
        <style:list-level-properties text:space-before="3.811cm" text:min-label-width="0.793cm"/>
        <style:text-properties fo:font-family="Wingdings" style:font-charset="x-symbol" fo:color="#00233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•">
        <style:list-level-properties text:space-before="1.271cm" text:min-label-width="0.952cm"/>
        <style:text-properties fo:font-family="Arial" fo:color="#0023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•">
        <style:list-level-properties text:space-before="1.271cm" text:min-label-width="0.952cm"/>
        <style:text-properties fo:font-family="Arial" fo:color="#00233c" fo:font-size="100%"/>
      </text:list-level-style-bullet>
      <text:list-level-style-bullet text:level="3" text:bullet-char="•">
        <style:list-level-properties text:space-before="2.541cm" text:min-label-width="0.952cm"/>
        <style:text-properties fo:font-family="Arial" fo:color="#00233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233c" fo:font-size="100%"/>
      </text:list-level-style-number>
      <text:list-level-style-bullet text:level="2" text:bullet-char="•">
        <style:list-level-properties text:space-before="1.271cm" text:min-label-width="0.952cm"/>
        <style:text-properties fo:font-family="Arial" fo:color="#00233c" fo:font-size="100%"/>
      </text:list-level-style-bullet>
      <text:list-level-style-bullet text:level="3" text:bullet-char="•">
        <style:list-level-properties text:space-before="2.541cm" text:min-label-width="0.952cm"/>
        <style:text-properties fo:font-family="Arial" fo:color="#00233c" fo:font-size="100%"/>
      </text:list-level-style-bullet>
      <text:list-level-style-bullet text:level="4" text:bullet-char="•">
        <style:list-level-properties text:space-before="3.811cm" text:min-label-width="0.793cm"/>
        <style:text-properties fo:font-family="Arial" fo:color="#00233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표지" style:page-layout-name="PM1" draw:style-name="Mdp1">
      <draw:frame draw:name="Title 1" presentation:style-name="Mpr1" draw:text-style-name="MP6" draw:layer="backgroundobjects" svg:width="29.606cm" svg:height="6.631cm" svg:x="2.13cm" svg:y="4.812cm" presentation:class="title" presentation:user-transformed="true">
        <draw:text-box>
          <text:p text:style-name="MP5"><text:span text:style-name="MT2">문</text:span><text:span text:style-name="MT2">서</text:span><text:span text:style-name="MT2"> </text:span><text:span text:style-name="MT2">제</text:span><text:span text:style-name="MT2">목</text:span></text:p>
        </draw:text-box>
      </draw:frame>
      <draw:frame presentation:style-name="표지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표지-title" draw:layer="backgroundobjects" svg:width="18.624cm" svg:height="10.476cm" svg:x="1.482cm" svg:y="2.123cm" presentation:class="page"/>
        <draw:frame presentation:style-name="표지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목차" style:page-layout-name="PM1" draw:style-name="Mdp2">
      <draw:frame draw:name="Title 1" presentation:style-name="Mpr4" draw:text-style-name="MP7" draw:layer="backgroundobjects" svg:width="29.606cm" svg:height="3.046cm" svg:x="2.13cm" svg:y="1.124cm" presentation:class="title" presentation:user-transformed="true">
        <draw:text-box>
          <text:p text:style-name="MP5"><text:span text:style-name="MT3">C</text:span><text:span text:style-name="MT3">o</text:span><text:span text:style-name="MT3">n</text:span><text:span text:style-name="MT3">t</text:span><text:span text:style-name="MT3">e</text:span><text:span text:style-name="MT3">n</text:span><text:span text:style-name="MT3">t</text:span><text:span text:style-name="MT3">s</text:span></text:p>
        </draw:text-box>
      </draw:frame>
      <draw:frame draw:name="내용 개체 틀 2" presentation:style-name="Mpr5" draw:text-style-name="MP13" draw:layer="backgroundobjects" svg:width="29.606cm" svg:height="12.086cm" svg:x="2.13cm" svg:y="5.124cm" presentation:class="outline" presentation:user-transformed="true">
        <draw:text-box>
          <text:list text:style-name="ML3">
            <text:list-item>
              <text:p text:style-name="MP8"><text:span text:style-name="MT4">마스터 텍스트 스타일을 편집하려면 클릭</text:span></text:p>
              <text:list>
                <text:list-item>
                  <text:p text:style-name="MP9"><text:span text:style-name="MT4">두 번째 수준</text:span></text:p>
                  <text:list>
                    <text:list-item>
                      <text:p text:style-name="MP10"><text:span text:style-name="MT5">세 번째 수준</text:span></text:p>
                      <text:list>
                        <text:list-item>
                          <text:p text:style-name="MP11"><text:span text:style-name="MT6">네 번째 수준</text:span></text:p>
                          <text:list>
                            <text:list-item>
                              <text:p text:style-name="MP12"><text:span text:style-name="MT6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목차-title" draw:layer="backgroundobjects" svg:width="18.624cm" svg:height="10.476cm" svg:x="1.482cm" svg:y="2.123cm" presentation:class="page"/>
        <draw:frame presentation:style-name="목차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간지페이지" style:page-layout-name="PM1" draw:style-name="Mdp1">
      <draw:frame draw:name="제목 4" presentation:style-name="Mpr8" draw:text-style-name="MP15" draw:layer="backgroundobjects" svg:width="29.606cm" svg:height="3.977cm" svg:x="2.13cm" svg:y="7.536cm" presentation:class="title" presentation:user-transformed="true">
        <draw:text-box>
          <text:p text:style-name="MP14"><text:span text:style-name="MT7">마</text:span><text:span text:style-name="MT7">스</text:span><text:span text:style-name="MT7">터</text:span><text:span text:style-name="MT7"> </text:span><text:span text:style-name="MT8"><text:line-break/></text:span><text:span text:style-name="MT8">제</text:span><text:span text:style-name="MT8">목</text:span><text:span text:style-name="MT8"> </text:span><text:span text:style-name="MT8">스</text:span><text:span text:style-name="MT8">타</text:span><text:span text:style-name="MT8">일</text:span><text:span text:style-name="MT8"> </text:span><text:span text:style-name="MT8">편</text:span><text:span text:style-name="MT8">집</text:span></text:p>
        </draw:text-box>
      </draw:frame>
      <draw:frame presentation:style-name="간지페이지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간지페이지-title" draw:layer="backgroundobjects" svg:width="18.624cm" svg:height="10.476cm" svg:x="1.482cm" svg:y="2.123cm" presentation:class="page"/>
        <draw:frame presentation:style-name="간지페이지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내지2-2" style:display-name="2_내지2-2" style:page-layout-name="PM1" draw:style-name="Mdp2">
      <draw:frame draw:name="제목 1" presentation:style-name="Mpr11" draw:text-style-name="MP15" draw:layer="backgroundobjects" svg:width="29.606cm" svg:height="2.22cm" svg:x="2.13cm" svg:y="1.124cm" presentation:class="title" presentation:user-transformed="true">
        <draw:text-box>
          <text:p text:style-name="MP16"><text:span text:style-name="MT9">마</text:span><text:span text:style-name="MT9">스</text:span><text:span text:style-name="MT9">터</text:span><text:span text:style-name="MT9"> </text:span><text:span text:style-name="MT9">제</text:span><text:span text:style-name="MT9">목</text:span><text:span text:style-name="MT9"> </text:span><text:span text:style-name="MT9">스</text:span><text:span text:style-name="MT9">타</text:span><text:span text:style-name="MT9">일</text:span><text:span text:style-name="MT9"> </text:span><text:span text:style-name="MT9">편</text:span><text:span text:style-name="MT9">집</text:span></text:p>
        </draw:text-box>
      </draw:frame>
      <draw:frame draw:name="내용 개체 틀 2" presentation:style-name="Mpr12" draw:text-style-name="MP18" draw:layer="backgroundobjects" svg:width="9.799cm" svg:height="4.596cm" svg:x="2.13cm" svg:y="6.227cm" presentation:class="outline" presentation:user-transformed="true">
        <draw:text-box>
          <text:list text:style-name="ML3">
            <text:list-item>
              <text:p text:style-name="MP8"><text:span text:style-name="MT5">마스터 텍스트 편집하려면 클릭</text:span></text:p>
              <text:list>
                <text:list-item>
                  <text:p text:style-name="MP17"><text:span text:style-name="MT6">두 번째 수준</text:span></text:p>
                  <text:list>
                    <text:list-item>
                      <text:p text:style-name="MP17"><text:span text:style-name="MT10">세 번째 수준</text:span></text:p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2" draw:text-style-name="MP18" draw:layer="backgroundobjects" svg:width="9.799cm" svg:height="4.596cm" svg:x="12.012cm" svg:y="6.227cm" presentation:class="outline" presentation:user-transformed="true">
        <draw:text-box>
          <text:p text:style-name="MP8"><text:span text:style-name="MT5">마스터 텍스트 편집하려면 클릭</text:span></text:p>
          <text:list text:style-name="ML4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10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2" draw:text-style-name="MP18" draw:layer="backgroundobjects" svg:width="9.799cm" svg:height="4.596cm" svg:x="21.894cm" svg:y="6.227cm" presentation:class="outline" presentation:user-transformed="true">
        <draw:text-box>
          <text:p text:style-name="MP8"><text:span text:style-name="MT5">마스터 텍스트 편집하려면 클릭</text:span></text:p>
          <text:list text:style-name="ML4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10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2" draw:text-style-name="MP18" draw:layer="backgroundobjects" svg:width="9.799cm" svg:height="4.596cm" svg:x="2.13cm" svg:y="10.823cm" presentation:class="outline" presentation:user-transformed="true">
        <draw:text-box>
          <text:p text:style-name="MP8"><text:span text:style-name="MT5">마스터 텍스트 편집하려면 클릭</text:span></text:p>
          <text:list text:style-name="ML4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10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2" draw:text-style-name="MP18" draw:layer="backgroundobjects" svg:width="9.799cm" svg:height="4.596cm" svg:x="12.012cm" svg:y="10.823cm" presentation:class="outline" presentation:user-transformed="true">
        <draw:text-box>
          <text:p text:style-name="MP8"><text:span text:style-name="MT5">마스터 텍스트 편집하려면 클릭</text:span></text:p>
          <text:list text:style-name="ML4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10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2" draw:text-style-name="MP18" draw:layer="backgroundobjects" svg:width="9.799cm" svg:height="4.596cm" svg:x="21.894cm" svg:y="10.823cm" presentation:class="outline" presentation:user-transformed="true">
        <draw:text-box>
          <text:p text:style-name="MP8"><text:span text:style-name="MT5">마스터 텍스트 편집하려면 클릭</text:span></text:p>
          <text:list text:style-name="ML4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10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네 번째 수준</text:span><text:span text:style-name="MT12">Z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내지2-2-title" draw:layer="backgroundobjects" svg:width="18.624cm" svg:height="10.476cm" svg:x="1.482cm" svg:y="2.123cm" presentation:class="page"/>
        <draw:frame presentation:style-name="_32__5f_내지2-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내지2-2" style:display-name="1_내지2-2" style:page-layout-name="PM1" draw:style-name="Mdp2">
      <draw:frame draw:name="제목 1" presentation:style-name="Mpr15" draw:text-style-name="MP15" draw:layer="backgroundobjects" svg:width="29.606cm" svg:height="2.22cm" svg:x="2.13cm" svg:y="1.124cm" presentation:class="title" presentation:user-transformed="true">
        <draw:text-box>
          <text:p text:style-name="MP16"><text:span text:style-name="MT9">마</text:span><text:span text:style-name="MT9">스</text:span><text:span text:style-name="MT9">터</text:span><text:span text:style-name="MT9"> </text:span><text:span text:style-name="MT9">제</text:span><text:span text:style-name="MT9">목</text:span><text:span text:style-name="MT9"> </text:span><text:span text:style-name="MT9">스</text:span><text:span text:style-name="MT9">타</text:span><text:span text:style-name="MT9">일</text:span><text:span text:style-name="MT9"> </text:span><text:span text:style-name="MT9">편</text:span><text:span text:style-name="MT9">집</text:span></text:p>
        </draw:text-box>
      </draw:frame>
      <draw:frame draw:name="내용 개체 틀 2" presentation:style-name="Mpr16" draw:text-style-name="MP18" draw:layer="backgroundobjects" svg:width="14.802cm" svg:height="4.596cm" svg:x="2.13cm" svg:y="6.227cm" presentation:class="outline" presentation:user-transformed="true">
        <draw:text-box>
          <text:list text:style-name="ML3">
            <text:list-item>
              <text:p text:style-name="MP8"><text:span text:style-name="MT5">마스터 텍스트 스타일을 편집하려면 클릭</text:span></text:p>
              <text:list>
                <text:list-item>
                  <text:p text:style-name="MP17"><text:span text:style-name="MT6">두 번째 수준</text:span></text:p>
                  <text:list>
                    <text:list-item>
                      <text:p text:style-name="MP17"><text:span text:style-name="MT6">세 번째 수준</text:span></text:p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6" draw:text-style-name="MP18" draw:layer="backgroundobjects" svg:width="14.802cm" svg:height="4.596cm" svg:x="16.933cm" svg:y="6.227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6" draw:text-style-name="MP18" draw:layer="backgroundobjects" svg:width="14.802cm" svg:height="4.599cm" svg:x="2.13cm" svg:y="10.823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16" draw:text-style-name="MP18" draw:layer="backgroundobjects" svg:width="14.802cm" svg:height="4.599cm" svg:x="16.933cm" svg:y="10.823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내지2-2-title" draw:layer="backgroundobjects" svg:width="18.624cm" svg:height="10.476cm" svg:x="1.482cm" svg:y="2.123cm" presentation:class="page"/>
        <draw:frame presentation:style-name="_31__5f_내지2-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내지2" style:page-layout-name="PM1" draw:style-name="Mdp2">
      <draw:frame draw:name="제목 1" presentation:style-name="Mpr19" draw:text-style-name="MP15" draw:layer="backgroundobjects" svg:width="29.606cm" svg:height="2.22cm" svg:x="2.13cm" svg:y="1.124cm" presentation:class="title" presentation:user-transformed="true">
        <draw:text-box>
          <text:p text:style-name="MP16"><text:span text:style-name="MT9">마</text:span><text:span text:style-name="MT9">스</text:span><text:span text:style-name="MT9">터</text:span><text:span text:style-name="MT9"> </text:span><text:span text:style-name="MT9">제</text:span><text:span text:style-name="MT9">목</text:span><text:span text:style-name="MT9"> </text:span><text:span text:style-name="MT9">스</text:span><text:span text:style-name="MT9">타</text:span><text:span text:style-name="MT9">일</text:span><text:span text:style-name="MT9"> </text:span><text:span text:style-name="MT9">편</text:span><text:span text:style-name="MT9">집</text:span></text:p>
        </draw:text-box>
      </draw:frame>
      <draw:frame presentation:style-name="내지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내지2-title" draw:layer="backgroundobjects" svg:width="18.624cm" svg:height="10.476cm" svg:x="1.482cm" svg:y="2.123cm" presentation:class="page"/>
        <draw:frame presentation:style-name="내지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뒷표지" style:page-layout-name="PM1" draw:style-name="Mdp1">
      <draw:frame draw:name="제목 1" presentation:style-name="Mpr22" draw:text-style-name="MP19" draw:layer="backgroundobjects" svg:width="29.606cm" svg:height="2.259cm" svg:x="2.13cm" svg:y="8.395cm" presentation:class="title" presentation:user-transformed="true">
        <draw:text-box>
          <text:p text:style-name="MP16"><text:span text:style-name="MT13">마</text:span><text:span text:style-name="MT13">스</text:span><text:span text:style-name="MT13">터</text:span><text:span text:style-name="MT13"> </text:span><text:span text:style-name="MT13">제</text:span><text:span text:style-name="MT13">목</text:span><text:span text:style-name="MT13"> </text:span><text:span text:style-name="MT13">스</text:span><text:span text:style-name="MT13">타</text:span><text:span text:style-name="MT13">일</text:span><text:span text:style-name="MT13"> </text:span><text:span text:style-name="MT13">편</text:span><text:span text:style-name="MT13">집</text:span></text:p>
        </draw:text-box>
      </draw:frame>
      <presentation:notes style:page-layout-name="PM2">
        <draw:page-thumbnail presentation:style-name="뒷표지-title" draw:layer="backgroundobjects" svg:width="16.932cm" svg:height="9.524cm" svg:x="1.058cm" svg:y="1.93cm" presentation:class="page"/>
        <draw:frame presentation:style-name="뒷표지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내지2-2_5f_" style:display-name="1_내지2-2_" style:page-layout-name="PM1" draw:style-name="Mdp2">
      <draw:frame draw:name="제목 1" presentation:style-name="Mpr25" draw:text-style-name="MP15" draw:layer="backgroundobjects" svg:width="29.606cm" svg:height="2.22cm" svg:x="2.13cm" svg:y="1.124cm" presentation:class="title" presentation:user-transformed="true">
        <draw:text-box>
          <text:p text:style-name="MP16"><text:span text:style-name="MT9">마</text:span><text:span text:style-name="MT9">스</text:span><text:span text:style-name="MT9">터</text:span><text:span text:style-name="MT9"> </text:span><text:span text:style-name="MT9">제</text:span><text:span text:style-name="MT9">목</text:span><text:span text:style-name="MT9"> </text:span><text:span text:style-name="MT9">스</text:span><text:span text:style-name="MT9">타</text:span><text:span text:style-name="MT9">일</text:span><text:span text:style-name="MT9"> </text:span><text:span text:style-name="MT9">편</text:span><text:span text:style-name="MT9">집</text:span></text:p>
        </draw:text-box>
      </draw:frame>
      <draw:frame draw:name="내용 개체 틀 2" presentation:style-name="Mpr26" draw:text-style-name="MP18" draw:layer="backgroundobjects" svg:width="14.802cm" svg:height="4.596cm" svg:x="2.13cm" svg:y="6.227cm" presentation:class="outline" presentation:user-transformed="true">
        <draw:text-box>
          <text:list text:style-name="ML3">
            <text:list-item>
              <text:p text:style-name="MP8"><text:span text:style-name="MT5">마스터 텍스트 스타일을 편집하려면 클릭</text:span></text:p>
              <text:list>
                <text:list-item>
                  <text:p text:style-name="MP17"><text:span text:style-name="MT6">두 번째 수준</text:span></text:p>
                  <text:list>
                    <text:list-item>
                      <text:p text:style-name="MP17"><text:span text:style-name="MT6">세 번째 수준</text:span></text:p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26" draw:text-style-name="MP18" draw:layer="backgroundobjects" svg:width="14.802cm" svg:height="4.596cm" svg:x="16.933cm" svg:y="6.227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26" draw:text-style-name="MP18" draw:layer="backgroundobjects" svg:width="14.802cm" svg:height="4.599cm" svg:x="2.13cm" svg:y="10.823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2" presentation:style-name="Mpr26" draw:text-style-name="MP18" draw:layer="backgroundobjects" svg:width="14.802cm" svg:height="4.599cm" svg:x="16.933cm" svg:y="10.823cm" presentation:class="outline" presentation:user-transformed="true">
        <draw:text-box>
          <text:p text:style-name="MP8"><text:span text:style-name="MT5">마스터 텍스트 스타일을 편집하려면 클릭</text:span></text:p>
          <text:list text:style-name="ML7">
            <text:list-item>
              <text:list>
                <text:list-item>
                  <text:p text:style-name="MP17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내지2-2_5f_-title" draw:layer="backgroundobjects" svg:width="18.624cm" svg:height="10.476cm" svg:x="1.482cm" svg:y="2.123cm" presentation:class="page"/>
        <draw:frame presentation:style-name="_31__5f_내지2-2_5f_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간지페이지_5f_" style:display-name="간지페이지_" style:page-layout-name="PM1" draw:style-name="Mdp1">
      <draw:frame draw:name="제목 4" presentation:style-name="Mpr29" draw:text-style-name="MP15" draw:layer="backgroundobjects" svg:width="29.606cm" svg:height="3.977cm" svg:x="2.13cm" svg:y="7.536cm" presentation:class="title" presentation:user-transformed="true">
        <draw:text-box>
          <text:p text:style-name="MP14"><text:span text:style-name="MT7">마</text:span><text:span text:style-name="MT7">스</text:span><text:span text:style-name="MT7">터</text:span><text:span text:style-name="MT7"> </text:span><text:span text:style-name="MT8"><text:line-break/></text:span><text:span text:style-name="MT8">제</text:span><text:span text:style-name="MT8">목</text:span><text:span text:style-name="MT8"> </text:span><text:span text:style-name="MT8">스</text:span><text:span text:style-name="MT8">타</text:span><text:span text:style-name="MT8">일</text:span><text:span text:style-name="MT8"> </text:span><text:span text:style-name="MT8">편</text:span><text:span text:style-name="MT8">집</text:span></text:p>
        </draw:text-box>
      </draw:frame>
      <draw:frame presentation:style-name="간지페이지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간지페이지_5f_-title" draw:layer="backgroundobjects" svg:width="18.624cm" svg:height="10.476cm" svg:x="1.482cm" svg:y="2.123cm" presentation:class="page"/>
        <draw:frame presentation:style-name="간지페이지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Microsoft Office 사용자</meta:initial-creator>
    <meta:editing-cycles>357</meta:editing-cycles>
    <meta:creation-date>2020-03-03T06:41:01</meta:creation-date>
    <dc:date>2022-04-09T15:38:58.740284713</dc:date>
    <meta:editing-duration>P11DT9H58M22S</meta:editing-duration>
    <meta:generator>LibreOffice/6.4.7.2$Linux_X86_64 LibreOffice_project/4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